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/>
          <table:table-cell>
            <draw:frame table:end-cell-address="Sheet1.N53" table:end-x="0.54cm" table:end-y="0.085cm" draw:z-index="0" draw:name="Overall memory footprint for 10 high-traffic front pages" draw:style-name="gr1" draw:text-style-name="P1" svg:width="15.999cm" svg:height="8.999cm" svg:x="0.105cm" svg:y="0.117cm">
              <draw:object draw:notify-on-update-of-ranges="Sheet1.D33:Sheet1.D37 Sheet1.E33:Sheet1.E37 Sheet1.F33:Sheet1.F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00-00-00</text:date>, <text:time style:data-style-name="N2" text:time-value="08:47:56.724501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4-12-25T08:50:02.541839302</dc:date>
    <dc:creator>Raymond Hill</dc:creator>
    <meta:editing-duration>PT1H35M25S</meta:editing-duration>
    <meta:editing-cycles>9</meta:editing-cycles>
    <meta:generator>LibreOffice/4.2.7.2$Linux_X86_64 LibreOffice_project/420m0$Build-2</meta:generator>
    <meta:document-statistic meta:table-count="1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16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44cm" svg:y="0.316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301cm" svg:width="15.36cm" svg:height="7.519cm">
          <chartooo:coordinate-region svg:x="1.418cm" svg:y="1.5cm" svg:width="14.262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